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7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hreadBenchmark_100000000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count</text:p>
          </table:table-cell>
          <table:table-cell office:value-type="string" table:style-name="ce1">
            <text:p>threads</text:p>
          </table:table-cell>
          <table:table-cell office:value-type="string" table:style-name="ce1">
            <text:p>err-8</text:p>
          </table:table-cell>
          <table:table-cell office:value-type="string" table:style-name="ce1">
            <text:p>time</text:p>
          </table:table-cell>
          <table:table-cell table:number-columns-repeated="2" table:style-name="ce1"/>
          <table:table-cell table:style-name="ce1">
            <draw:frame draw:z-index="1" draw:id="id0" draw:style-name="a0" draw:name="Chart 1" svg:x="0in" svg:y="0.1093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3" draw:id="id2" draw:style-name="a2" draw:name="Chart 3" svg:x="0.4375in" svg:y="0.15104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1" table:style-name="ce1">
            <text:p>1</text:p>
          </table:table-cell>
          <table:table-cell office:value-type="float" office:value="806" table:style-name="ce1">
            <text:p>806</text:p>
          </table:table-cell>
          <table:table-cell office:value-type="float" office:value="7192532" table:style-name="ce1">
            <text:p>7192532</text:p>
          </table:table-cell>
          <table:table-cell office:value-type="float" office:value="5797180792" table:formula="of:=[.C2]*[.D2]" table:style-name="ce1">
            <text:p>5797180792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2" table:style-name="ce1">
            <text:p>2</text:p>
          </table:table-cell>
          <table:table-cell office:value-type="float" office:value="37353" table:style-name="ce1">
            <text:p>37353</text:p>
          </table:table-cell>
          <table:table-cell office:value-type="float" office:value="4826234" table:style-name="ce1">
            <text:p>4826234</text:p>
          </table:table-cell>
          <table:table-cell office:value-type="float" office:value="180274318602" table:formula="of:=[.C3]*[.D3]" table:style-name="ce1">
            <text:p>1,80274E+11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3" table:style-name="ce1">
            <text:p>3</text:p>
          </table:table-cell>
          <table:table-cell office:value-type="float" office:value="1434" table:style-name="ce1">
            <text:p>1434</text:p>
          </table:table-cell>
          <table:table-cell office:value-type="float" office:value="4367673" table:style-name="ce1">
            <text:p>4367673</text:p>
          </table:table-cell>
          <table:table-cell office:value-type="float" office:value="6263243082" table:formula="of:=[.C4]*[.D4]" table:style-name="ce1">
            <text:p>6263243082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4" table:style-name="ce1">
            <text:p>4</text:p>
          </table:table-cell>
          <table:table-cell office:value-type="float" office:value="14717" table:style-name="ce1">
            <text:p>14717</text:p>
          </table:table-cell>
          <table:table-cell office:value-type="float" office:value="4622388" table:style-name="ce1">
            <text:p>4622388</text:p>
          </table:table-cell>
          <table:table-cell office:value-type="float" office:value="68027684196" table:formula="of:=[.C5]*[.D5]" table:style-name="ce1">
            <text:p>68027684196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5" table:style-name="ce1">
            <text:p>5</text:p>
          </table:table-cell>
          <table:table-cell office:value-type="float" office:value="17337" table:style-name="ce1">
            <text:p>17337</text:p>
          </table:table-cell>
          <table:table-cell office:value-type="float" office:value="4405488" table:style-name="ce1">
            <text:p>4405488</text:p>
          </table:table-cell>
          <table:table-cell office:value-type="float" office:value="76377945456" table:formula="of:=[.C6]*[.D6]" table:style-name="ce1">
            <text:p>76377945456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6" table:style-name="ce1">
            <text:p>6</text:p>
          </table:table-cell>
          <table:table-cell office:value-type="float" office:value="2686" table:style-name="ce1">
            <text:p>2686</text:p>
          </table:table-cell>
          <table:table-cell office:value-type="float" office:value="3788114" table:style-name="ce1">
            <text:p>3788114</text:p>
          </table:table-cell>
          <table:table-cell office:value-type="float" office:value="10174874204" table:formula="of:=[.C7]*[.D7]" table:style-name="ce1">
            <text:p>10174874204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7" table:style-name="ce1">
            <text:p>7</text:p>
          </table:table-cell>
          <table:table-cell office:value-type="float" office:value="8806" table:style-name="ce1">
            <text:p>8806</text:p>
          </table:table-cell>
          <table:table-cell office:value-type="float" office:value="3414866" table:style-name="ce1">
            <text:p>3414866</text:p>
          </table:table-cell>
          <table:table-cell office:value-type="float" office:value="30071309996" table:formula="of:=[.C8]*[.D8]" table:style-name="ce1">
            <text:p>30071309996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8" table:style-name="ce1">
            <text:p>8</text:p>
          </table:table-cell>
          <table:table-cell office:value-type="float" office:value="16993" table:style-name="ce1">
            <text:p>16993</text:p>
          </table:table-cell>
          <table:table-cell office:value-type="float" office:value="3277134" table:style-name="ce1">
            <text:p>3277134</text:p>
          </table:table-cell>
          <table:table-cell office:value-type="float" office:value="55688338062" table:formula="of:=[.C9]*[.D9]" table:style-name="ce1">
            <text:p>55688338062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9" table:style-name="ce1">
            <text:p>9</text:p>
          </table:table-cell>
          <table:table-cell office:value-type="float" office:value="7909" table:style-name="ce1">
            <text:p>7909</text:p>
          </table:table-cell>
          <table:table-cell office:value-type="float" office:value="3379880" table:style-name="ce1">
            <text:p>3379880</text:p>
          </table:table-cell>
          <table:table-cell office:value-type="float" office:value="26731470920" table:formula="of:=[.C10]*[.D10]" table:style-name="ce1">
            <text:p>26731470920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10" table:style-name="ce1">
            <text:p>10</text:p>
          </table:table-cell>
          <table:table-cell office:value-type="float" office:value="20173" table:style-name="ce1">
            <text:p>20173</text:p>
          </table:table-cell>
          <table:table-cell office:value-type="float" office:value="3259211" table:style-name="ce1">
            <text:p>3259211</text:p>
          </table:table-cell>
          <table:table-cell office:value-type="float" office:value="65748063503" table:formula="of:=[.C11]*[.D11]" table:style-name="ce1">
            <text:p>65748063503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11" table:style-name="ce1">
            <text:p>11</text:p>
          </table:table-cell>
          <table:table-cell office:value-type="float" office:value="27485" table:style-name="ce1">
            <text:p>27485</text:p>
          </table:table-cell>
          <table:table-cell office:value-type="float" office:value="3158286" table:style-name="ce1">
            <text:p>3158286</text:p>
          </table:table-cell>
          <table:table-cell office:value-type="float" office:value="86805490710" table:formula="of:=[.C12]*[.D12]" table:style-name="ce1">
            <text:p>86805490710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12" table:style-name="ce1">
            <text:p>12</text:p>
          </table:table-cell>
          <table:table-cell office:value-type="float" office:value="9129" table:style-name="ce1">
            <text:p>9129</text:p>
          </table:table-cell>
          <table:table-cell office:value-type="float" office:value="3207818" table:style-name="ce1">
            <text:p>3207818</text:p>
          </table:table-cell>
          <table:table-cell office:value-type="float" office:value="29284170522" table:formula="of:=[.C13]*[.D13]" table:style-name="ce1">
            <text:p>29284170522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13" table:style-name="ce1">
            <text:p>13</text:p>
          </table:table-cell>
          <table:table-cell office:value-type="float" office:value="8181" table:style-name="ce1">
            <text:p>8181</text:p>
          </table:table-cell>
          <table:table-cell office:value-type="float" office:value="3039018" table:style-name="ce1">
            <text:p>3039018</text:p>
          </table:table-cell>
          <table:table-cell office:value-type="float" office:value="24862206258" table:formula="of:=[.C14]*[.D14]" table:style-name="ce1">
            <text:p>24862206258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14" table:style-name="ce1">
            <text:p>14</text:p>
          </table:table-cell>
          <table:table-cell office:value-type="float" office:value="13485" table:style-name="ce1">
            <text:p>13485</text:p>
          </table:table-cell>
          <table:table-cell office:value-type="float" office:value="2968543" table:style-name="ce1">
            <text:p>2968543</text:p>
          </table:table-cell>
          <table:table-cell office:value-type="float" office:value="40030802355" table:formula="of:=[.C15]*[.D15]" table:style-name="ce1">
            <text:p>40030802355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15" table:style-name="ce1">
            <text:p>15</text:p>
          </table:table-cell>
          <table:table-cell office:value-type="float" office:value="6226" table:style-name="ce1">
            <text:p>6226</text:p>
          </table:table-cell>
          <table:table-cell office:value-type="float" office:value="2956197" table:style-name="ce1">
            <text:p>2956197</text:p>
          </table:table-cell>
          <table:table-cell office:value-type="float" office:value="18405282522" table:formula="of:=[.C16]*[.D16]" table:style-name="ce1">
            <text:p>18405282522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16" table:style-name="ce1">
            <text:p>16</text:p>
          </table:table-cell>
          <table:table-cell office:value-type="float" office:value="4221" table:style-name="ce1">
            <text:p>4221</text:p>
          </table:table-cell>
          <table:table-cell office:value-type="float" office:value="2789838" table:style-name="ce1">
            <text:p>2789838</text:p>
          </table:table-cell>
          <table:table-cell office:value-type="float" office:value="11775906198" table:formula="of:=[.C17]*[.D17]" table:style-name="ce1">
            <text:p>11775906198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17" table:style-name="ce1">
            <text:p>17</text:p>
          </table:table-cell>
          <table:table-cell office:value-type="float" office:value="15877" table:style-name="ce1">
            <text:p>15877</text:p>
          </table:table-cell>
          <table:table-cell office:value-type="float" office:value="2744207" table:style-name="ce1">
            <text:p>2744207</text:p>
          </table:table-cell>
          <table:table-cell office:value-type="float" office:value="43569774539" table:formula="of:=[.C18]*[.D18]" table:style-name="ce1">
            <text:p>43569774539</text:p>
          </table:table-cell>
          <table:table-cell table:number-columns-repeated="3"/>
          <table:table-cell table:style-name="ce1">
            <draw:frame draw:z-index="2" draw:id="id1" draw:style-name="a1" draw:name="Chart 2" svg:x="0.52083in" svg:y="0.067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18" table:style-name="ce1">
            <text:p>18</text:p>
          </table:table-cell>
          <table:table-cell office:value-type="float" office:value="25773" table:style-name="ce1">
            <text:p>25773</text:p>
          </table:table-cell>
          <table:table-cell office:value-type="float" office:value="2713451" table:style-name="ce1">
            <text:p>2713451</text:p>
          </table:table-cell>
          <table:table-cell office:value-type="float" office:value="69933772623" table:formula="of:=[.C19]*[.D19]" table:style-name="ce1">
            <text:p>69933772623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19" table:style-name="ce1">
            <text:p>19</text:p>
          </table:table-cell>
          <table:table-cell office:value-type="float" office:value="30414" table:style-name="ce1">
            <text:p>30414</text:p>
          </table:table-cell>
          <table:table-cell office:value-type="float" office:value="2670965" table:style-name="ce1">
            <text:p>2670965</text:p>
          </table:table-cell>
          <table:table-cell office:value-type="float" office:value="81234729510" table:formula="of:=[.C20]*[.D20]" table:style-name="ce1">
            <text:p>81234729510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20" table:style-name="ce1">
            <text:p>20</text:p>
          </table:table-cell>
          <table:table-cell office:value-type="float" office:value="21938" table:style-name="ce1">
            <text:p>21938</text:p>
          </table:table-cell>
          <table:table-cell office:value-type="float" office:value="2659484" table:style-name="ce1">
            <text:p>2659484</text:p>
          </table:table-cell>
          <table:table-cell office:value-type="float" office:value="58343759992" table:formula="of:=[.C21]*[.D21]" table:style-name="ce1">
            <text:p>58343759992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21" table:style-name="ce1">
            <text:p>21</text:p>
          </table:table-cell>
          <table:table-cell office:value-type="float" office:value="2442" table:style-name="ce1">
            <text:p>2442</text:p>
          </table:table-cell>
          <table:table-cell office:value-type="float" office:value="2627421" table:style-name="ce1">
            <text:p>2627421</text:p>
          </table:table-cell>
          <table:table-cell office:value-type="float" office:value="6416162082" table:formula="of:=[.C22]*[.D22]" table:style-name="ce1">
            <text:p>6416162082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22" table:style-name="ce1">
            <text:p>22</text:p>
          </table:table-cell>
          <table:table-cell office:value-type="float" office:value="2330" table:style-name="ce1">
            <text:p>2330</text:p>
          </table:table-cell>
          <table:table-cell office:value-type="float" office:value="2617143" table:style-name="ce1">
            <text:p>2617143</text:p>
          </table:table-cell>
          <table:table-cell office:value-type="float" office:value="6097943190" table:formula="of:=[.C23]*[.D23]" table:style-name="ce1">
            <text:p>6097943190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23" table:style-name="ce1">
            <text:p>23</text:p>
          </table:table-cell>
          <table:table-cell office:value-type="float" office:value="5489" table:style-name="ce1">
            <text:p>5489</text:p>
          </table:table-cell>
          <table:table-cell office:value-type="float" office:value="2615955" table:style-name="ce1">
            <text:p>2615955</text:p>
          </table:table-cell>
          <table:table-cell office:value-type="float" office:value="14358976995" table:formula="of:=[.C24]*[.D24]" table:style-name="ce1">
            <text:p>14358976995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24" table:style-name="ce1">
            <text:p>24</text:p>
          </table:table-cell>
          <table:table-cell office:value-type="float" office:value="16242" table:style-name="ce1">
            <text:p>16242</text:p>
          </table:table-cell>
          <table:table-cell office:value-type="float" office:value="2656483" table:style-name="ce1">
            <text:p>2656483</text:p>
          </table:table-cell>
          <table:table-cell office:value-type="float" office:value="43146596886" table:formula="of:=[.C25]*[.D25]" table:style-name="ce1">
            <text:p>43146596886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25" table:style-name="ce1">
            <text:p>25</text:p>
          </table:table-cell>
          <table:table-cell office:value-type="float" office:value="2389" table:style-name="ce1">
            <text:p>2389</text:p>
          </table:table-cell>
          <table:table-cell office:value-type="float" office:value="2635085" table:style-name="ce1">
            <text:p>2635085</text:p>
          </table:table-cell>
          <table:table-cell office:value-type="float" office:value="6295218065" table:formula="of:=[.C26]*[.D26]" table:style-name="ce1">
            <text:p>6295218065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26" table:style-name="ce1">
            <text:p>26</text:p>
          </table:table-cell>
          <table:table-cell office:value-type="float" office:value="4790" table:style-name="ce1">
            <text:p>4790</text:p>
          </table:table-cell>
          <table:table-cell office:value-type="float" office:value="2608779" table:style-name="ce1">
            <text:p>2608779</text:p>
          </table:table-cell>
          <table:table-cell office:value-type="float" office:value="12496051410" table:formula="of:=[.C27]*[.D27]" table:style-name="ce1">
            <text:p>12496051410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27" table:style-name="ce1">
            <text:p>27</text:p>
          </table:table-cell>
          <table:table-cell office:value-type="float" office:value="4989" table:style-name="ce1">
            <text:p>4989</text:p>
          </table:table-cell>
          <table:table-cell office:value-type="float" office:value="2608150" table:style-name="ce1">
            <text:p>2608150</text:p>
          </table:table-cell>
          <table:table-cell office:value-type="float" office:value="13012060350" table:formula="of:=[.C28]*[.D28]" table:style-name="ce1">
            <text:p>13012060350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28" table:style-name="ce1">
            <text:p>28</text:p>
          </table:table-cell>
          <table:table-cell office:value-type="float" office:value="32818" table:style-name="ce1">
            <text:p>32818</text:p>
          </table:table-cell>
          <table:table-cell office:value-type="float" office:value="2650388" table:style-name="ce1">
            <text:p>2650388</text:p>
          </table:table-cell>
          <table:table-cell office:value-type="float" office:value="86980433384" table:formula="of:=[.C29]*[.D29]" table:style-name="ce1">
            <text:p>86980433384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29" table:style-name="ce1">
            <text:p>29</text:p>
          </table:table-cell>
          <table:table-cell office:value-type="float" office:value="3197" table:style-name="ce1">
            <text:p>3197</text:p>
          </table:table-cell>
          <table:table-cell office:value-type="float" office:value="2576026" table:style-name="ce1">
            <text:p>2576026</text:p>
          </table:table-cell>
          <table:table-cell office:value-type="float" office:value="8235555122" table:formula="of:=[.C30]*[.D30]" table:style-name="ce1">
            <text:p>8235555122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30" table:style-name="ce1">
            <text:p>30</text:p>
          </table:table-cell>
          <table:table-cell office:value-type="float" office:value="9853" table:style-name="ce1">
            <text:p>9853</text:p>
          </table:table-cell>
          <table:table-cell office:value-type="float" office:value="2556960" table:style-name="ce1">
            <text:p>2556960</text:p>
          </table:table-cell>
          <table:table-cell office:value-type="float" office:value="25193726880" table:formula="of:=[.C31]*[.D31]" table:style-name="ce1">
            <text:p>25193726880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31" table:style-name="ce1">
            <text:p>31</text:p>
          </table:table-cell>
          <table:table-cell office:value-type="float" office:value="15022" table:style-name="ce1">
            <text:p>15022</text:p>
          </table:table-cell>
          <table:table-cell office:value-type="float" office:value="2576848" table:style-name="ce1">
            <text:p>2576848</text:p>
          </table:table-cell>
          <table:table-cell office:value-type="float" office:value="38709410656" table:formula="of:=[.C32]*[.D32]" table:style-name="ce1">
            <text:p>38709410656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32" table:style-name="ce1">
            <text:p>32</text:p>
          </table:table-cell>
          <table:table-cell office:value-type="float" office:value="33362" table:style-name="ce1">
            <text:p>33362</text:p>
          </table:table-cell>
          <table:table-cell office:value-type="float" office:value="2625590" table:style-name="ce1">
            <text:p>2625590</text:p>
          </table:table-cell>
          <table:table-cell office:value-type="float" office:value="87594933580" table:formula="of:=[.C33]*[.D33]" table:style-name="ce1">
            <text:p>87594933580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33" table:style-name="ce1">
            <text:p>33</text:p>
          </table:table-cell>
          <table:table-cell office:value-type="float" office:value="17026" table:style-name="ce1">
            <text:p>17026</text:p>
          </table:table-cell>
          <table:table-cell office:value-type="float" office:value="2524743" table:style-name="ce1">
            <text:p>2524743</text:p>
          </table:table-cell>
          <table:table-cell office:value-type="float" office:value="42986274318" table:formula="of:=[.C34]*[.D34]" table:style-name="ce1">
            <text:p>42986274318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34" table:style-name="ce1">
            <text:p>34</text:p>
          </table:table-cell>
          <table:table-cell office:value-type="float" office:value="11394" table:style-name="ce1">
            <text:p>11394</text:p>
          </table:table-cell>
          <table:table-cell office:value-type="float" office:value="2548459" table:style-name="ce1">
            <text:p>2548459</text:p>
          </table:table-cell>
          <table:table-cell office:value-type="float" office:value="29037141846" table:formula="of:=[.C35]*[.D35]" table:style-name="ce1">
            <text:p>29037141846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35" table:style-name="ce1">
            <text:p>35</text:p>
          </table:table-cell>
          <table:table-cell office:value-type="float" office:value="6409" table:style-name="ce1">
            <text:p>6409</text:p>
          </table:table-cell>
          <table:table-cell office:value-type="float" office:value="2499657" table:style-name="ce1">
            <text:p>2499657</text:p>
          </table:table-cell>
          <table:table-cell office:value-type="float" office:value="16020301713" table:formula="of:=[.C36]*[.D36]" table:style-name="ce1">
            <text:p>16020301713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36" table:style-name="ce1">
            <text:p>36</text:p>
          </table:table-cell>
          <table:table-cell office:value-type="float" office:value="9077" table:style-name="ce1">
            <text:p>9077</text:p>
          </table:table-cell>
          <table:table-cell office:value-type="float" office:value="2520101" table:style-name="ce1">
            <text:p>2520101</text:p>
          </table:table-cell>
          <table:table-cell office:value-type="float" office:value="22874956777" table:formula="of:=[.C37]*[.D37]" table:style-name="ce1">
            <text:p>22874956777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37" table:style-name="ce1">
            <text:p>37</text:p>
          </table:table-cell>
          <table:table-cell office:value-type="float" office:value="8598" table:style-name="ce1">
            <text:p>8598</text:p>
          </table:table-cell>
          <table:table-cell office:value-type="float" office:value="2528272" table:style-name="ce1">
            <text:p>2528272</text:p>
          </table:table-cell>
          <table:table-cell office:value-type="float" office:value="21738082656" table:formula="of:=[.C38]*[.D38]" table:style-name="ce1">
            <text:p>21738082656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38" table:style-name="ce1">
            <text:p>38</text:p>
          </table:table-cell>
          <table:table-cell office:value-type="float" office:value="9053" table:style-name="ce1">
            <text:p>9053</text:p>
          </table:table-cell>
          <table:table-cell office:value-type="float" office:value="2570984" table:style-name="ce1">
            <text:p>2570984</text:p>
          </table:table-cell>
          <table:table-cell office:value-type="float" office:value="23275118152" table:formula="of:=[.C39]*[.D39]" table:style-name="ce1">
            <text:p>23275118152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39" table:style-name="ce1">
            <text:p>39</text:p>
          </table:table-cell>
          <table:table-cell office:value-type="float" office:value="21970" table:style-name="ce1">
            <text:p>21970</text:p>
          </table:table-cell>
          <table:table-cell office:value-type="float" office:value="2482860" table:style-name="ce1">
            <text:p>2482860</text:p>
          </table:table-cell>
          <table:table-cell office:value-type="float" office:value="54548434200" table:formula="of:=[.C40]*[.D40]" table:style-name="ce1">
            <text:p>54548434200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40" table:style-name="ce1">
            <text:p>40</text:p>
          </table:table-cell>
          <table:table-cell office:value-type="float" office:value="13669" table:style-name="ce1">
            <text:p>13669</text:p>
          </table:table-cell>
          <table:table-cell office:value-type="float" office:value="2556334" table:style-name="ce1">
            <text:p>2556334</text:p>
          </table:table-cell>
          <table:table-cell office:value-type="float" office:value="34942529446" table:formula="of:=[.C41]*[.D41]" table:style-name="ce1">
            <text:p>34942529446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41" table:style-name="ce1">
            <text:p>41</text:p>
          </table:table-cell>
          <table:table-cell office:value-type="float" office:value="8749" table:style-name="ce1">
            <text:p>8749</text:p>
          </table:table-cell>
          <table:table-cell office:value-type="float" office:value="2617925" table:style-name="ce1">
            <text:p>2617925</text:p>
          </table:table-cell>
          <table:table-cell office:value-type="float" office:value="22904225825" table:formula="of:=[.C42]*[.D42]" table:style-name="ce1">
            <text:p>22904225825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42" table:style-name="ce1">
            <text:p>42</text:p>
          </table:table-cell>
          <table:table-cell office:value-type="float" office:value="6369" table:style-name="ce1">
            <text:p>6369</text:p>
          </table:table-cell>
          <table:table-cell office:value-type="float" office:value="2573812" table:style-name="ce1">
            <text:p>2573812</text:p>
          </table:table-cell>
          <table:table-cell office:value-type="float" office:value="16392608628" table:formula="of:=[.C43]*[.D43]" table:style-name="ce1">
            <text:p>16392608628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43" table:style-name="ce1">
            <text:p>43</text:p>
          </table:table-cell>
          <table:table-cell office:value-type="float" office:value="10902" table:style-name="ce1">
            <text:p>10902</text:p>
          </table:table-cell>
          <table:table-cell office:value-type="float" office:value="2574732" table:style-name="ce1">
            <text:p>2574732</text:p>
          </table:table-cell>
          <table:table-cell office:value-type="float" office:value="28069728264" table:formula="of:=[.C44]*[.D44]" table:style-name="ce1">
            <text:p>28069728264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44" table:style-name="ce1">
            <text:p>44</text:p>
          </table:table-cell>
          <table:table-cell office:value-type="float" office:value="32125" table:style-name="ce1">
            <text:p>32125</text:p>
          </table:table-cell>
          <table:table-cell office:value-type="float" office:value="2592046" table:style-name="ce1">
            <text:p>2592046</text:p>
          </table:table-cell>
          <table:table-cell office:value-type="float" office:value="83269477750" table:formula="of:=[.C45]*[.D45]" table:style-name="ce1">
            <text:p>83269477750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45" table:style-name="ce1">
            <text:p>45</text:p>
          </table:table-cell>
          <table:table-cell office:value-type="float" office:value="5977" table:style-name="ce1">
            <text:p>5977</text:p>
          </table:table-cell>
          <table:table-cell office:value-type="float" office:value="2559340" table:style-name="ce1">
            <text:p>2559340</text:p>
          </table:table-cell>
          <table:table-cell office:value-type="float" office:value="15297175180" table:formula="of:=[.C46]*[.D46]" table:style-name="ce1">
            <text:p>15297175180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46" table:style-name="ce1">
            <text:p>46</text:p>
          </table:table-cell>
          <table:table-cell office:value-type="float" office:value="1097" table:style-name="ce1">
            <text:p>1097</text:p>
          </table:table-cell>
          <table:table-cell office:value-type="float" office:value="2488494" table:style-name="ce1">
            <text:p>2488494</text:p>
          </table:table-cell>
          <table:table-cell office:value-type="float" office:value="2729877918" table:formula="of:=[.C47]*[.D47]" table:style-name="ce1">
            <text:p>2729877918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47" table:style-name="ce1">
            <text:p>47</text:p>
          </table:table-cell>
          <table:table-cell office:value-type="float" office:value="4065" table:style-name="ce1">
            <text:p>4065</text:p>
          </table:table-cell>
          <table:table-cell office:value-type="float" office:value="2461465" table:style-name="ce1">
            <text:p>2461465</text:p>
          </table:table-cell>
          <table:table-cell office:value-type="float" office:value="10005855225" table:formula="of:=[.C48]*[.D48]" table:style-name="ce1">
            <text:p>10005855225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48" table:style-name="ce1">
            <text:p>48</text:p>
          </table:table-cell>
          <table:table-cell office:value-type="float" office:value="8413" table:style-name="ce1">
            <text:p>8413</text:p>
          </table:table-cell>
          <table:table-cell office:value-type="float" office:value="2461262" table:style-name="ce1">
            <text:p>2461262</text:p>
          </table:table-cell>
          <table:table-cell office:value-type="float" office:value="20706597206" table:formula="of:=[.C49]*[.D49]" table:style-name="ce1">
            <text:p>20706597206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49" table:style-name="ce1">
            <text:p>49</text:p>
          </table:table-cell>
          <table:table-cell office:value-type="float" office:value="22862" table:style-name="ce1">
            <text:p>22862</text:p>
          </table:table-cell>
          <table:table-cell office:value-type="float" office:value="2566595" table:style-name="ce1">
            <text:p>2566595</text:p>
          </table:table-cell>
          <table:table-cell office:value-type="float" office:value="58677494890" table:formula="of:=[.C50]*[.D50]" table:style-name="ce1">
            <text:p>58677494890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50" table:style-name="ce1">
            <text:p>50</text:p>
          </table:table-cell>
          <table:table-cell office:value-type="float" office:value="24397" table:style-name="ce1">
            <text:p>24397</text:p>
          </table:table-cell>
          <table:table-cell office:value-type="float" office:value="2419304" table:style-name="ce1">
            <text:p>2419304</text:p>
          </table:table-cell>
          <table:table-cell office:value-type="float" office:value="59023759688" table:formula="of:=[.C51]*[.D51]" table:style-name="ce1">
            <text:p>59023759688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51" table:style-name="ce1">
            <text:p>51</text:p>
          </table:table-cell>
          <table:table-cell office:value-type="float" office:value="27301" table:style-name="ce1">
            <text:p>27301</text:p>
          </table:table-cell>
          <table:table-cell office:value-type="float" office:value="2373005" table:style-name="ce1">
            <text:p>2373005</text:p>
          </table:table-cell>
          <table:table-cell office:value-type="float" office:value="64785409505" table:formula="of:=[.C52]*[.D52]" table:style-name="ce1">
            <text:p>64785409505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52" table:style-name="ce1">
            <text:p>52</text:p>
          </table:table-cell>
          <table:table-cell office:value-type="float" office:value="2141" table:style-name="ce1">
            <text:p>2141</text:p>
          </table:table-cell>
          <table:table-cell office:value-type="float" office:value="2394918" table:style-name="ce1">
            <text:p>2394918</text:p>
          </table:table-cell>
          <table:table-cell office:value-type="float" office:value="5127519438" table:formula="of:=[.C53]*[.D53]" table:style-name="ce1">
            <text:p>5127519438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53" table:style-name="ce1">
            <text:p>53</text:p>
          </table:table-cell>
          <table:table-cell office:value-type="float" office:value="12357" table:style-name="ce1">
            <text:p>12357</text:p>
          </table:table-cell>
          <table:table-cell office:value-type="float" office:value="2453013" table:style-name="ce1">
            <text:p>2453013</text:p>
          </table:table-cell>
          <table:table-cell office:value-type="float" office:value="30311881641" table:formula="of:=[.C54]*[.D54]" table:style-name="ce1">
            <text:p>30311881641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54" table:style-name="ce1">
            <text:p>54</text:p>
          </table:table-cell>
          <table:table-cell office:value-type="float" office:value="2921" table:style-name="ce1">
            <text:p>2921</text:p>
          </table:table-cell>
          <table:table-cell office:value-type="float" office:value="2373871" table:style-name="ce1">
            <text:p>2373871</text:p>
          </table:table-cell>
          <table:table-cell office:value-type="float" office:value="6934077191" table:formula="of:=[.C55]*[.D55]" table:style-name="ce1">
            <text:p>6934077191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55" table:style-name="ce1">
            <text:p>55</text:p>
          </table:table-cell>
          <table:table-cell office:value-type="float" office:value="20685" table:style-name="ce1">
            <text:p>20685</text:p>
          </table:table-cell>
          <table:table-cell office:value-type="float" office:value="2454908" table:style-name="ce1">
            <text:p>2454908</text:p>
          </table:table-cell>
          <table:table-cell office:value-type="float" office:value="50779771980" table:formula="of:=[.C56]*[.D56]" table:style-name="ce1">
            <text:p>50779771980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56" table:style-name="ce1">
            <text:p>56</text:p>
          </table:table-cell>
          <table:table-cell office:value-type="float" office:value="1833" table:style-name="ce1">
            <text:p>1833</text:p>
          </table:table-cell>
          <table:table-cell office:value-type="float" office:value="2526016" table:style-name="ce1">
            <text:p>2526016</text:p>
          </table:table-cell>
          <table:table-cell office:value-type="float" office:value="4630187328" table:formula="of:=[.C57]*[.D57]" table:style-name="ce1">
            <text:p>4630187328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57" table:style-name="ce1">
            <text:p>57</text:p>
          </table:table-cell>
          <table:table-cell office:value-type="float" office:value="12145" table:style-name="ce1">
            <text:p>12145</text:p>
          </table:table-cell>
          <table:table-cell office:value-type="float" office:value="2380023" table:style-name="ce1">
            <text:p>2380023</text:p>
          </table:table-cell>
          <table:table-cell office:value-type="float" office:value="28905379335" table:formula="of:=[.C58]*[.D58]" table:style-name="ce1">
            <text:p>28905379335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58" table:style-name="ce1">
            <text:p>58</text:p>
          </table:table-cell>
          <table:table-cell office:value-type="float" office:value="8310" table:style-name="ce1">
            <text:p>8310</text:p>
          </table:table-cell>
          <table:table-cell office:value-type="float" office:value="2358856" table:style-name="ce1">
            <text:p>2358856</text:p>
          </table:table-cell>
          <table:table-cell office:value-type="float" office:value="19602093360" table:formula="of:=[.C59]*[.D59]" table:style-name="ce1">
            <text:p>19602093360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59" table:style-name="ce1">
            <text:p>59</text:p>
          </table:table-cell>
          <table:table-cell office:value-type="float" office:value="2149" table:style-name="ce1">
            <text:p>2149</text:p>
          </table:table-cell>
          <table:table-cell office:value-type="float" office:value="2308679" table:style-name="ce1">
            <text:p>2308679</text:p>
          </table:table-cell>
          <table:table-cell office:value-type="float" office:value="4961351171" table:formula="of:=[.C60]*[.D60]" table:style-name="ce1">
            <text:p>4961351171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60" table:style-name="ce1">
            <text:p>60</text:p>
          </table:table-cell>
          <table:table-cell office:value-type="float" office:value="4894" table:style-name="ce1">
            <text:p>4894</text:p>
          </table:table-cell>
          <table:table-cell office:value-type="float" office:value="2325046" table:style-name="ce1">
            <text:p>2325046</text:p>
          </table:table-cell>
          <table:table-cell office:value-type="float" office:value="11378775124" table:formula="of:=[.C61]*[.D61]" table:style-name="ce1">
            <text:p>11378775124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61" table:style-name="ce1">
            <text:p>61</text:p>
          </table:table-cell>
          <table:table-cell office:value-type="float" office:value="24058" table:style-name="ce1">
            <text:p>24058</text:p>
          </table:table-cell>
          <table:table-cell office:value-type="float" office:value="2678114" table:style-name="ce1">
            <text:p>2678114</text:p>
          </table:table-cell>
          <table:table-cell office:value-type="float" office:value="64430066612" table:formula="of:=[.C62]*[.D62]" table:style-name="ce1">
            <text:p>64430066612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62" table:style-name="ce1">
            <text:p>62</text:p>
          </table:table-cell>
          <table:table-cell office:value-type="float" office:value="1918" table:style-name="ce1">
            <text:p>1918</text:p>
          </table:table-cell>
          <table:table-cell office:value-type="float" office:value="2574887" table:style-name="ce1">
            <text:p>2574887</text:p>
          </table:table-cell>
          <table:table-cell office:value-type="float" office:value="4938633266" table:formula="of:=[.C63]*[.D63]" table:style-name="ce1">
            <text:p>4938633266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63" table:style-name="ce1">
            <text:p>63</text:p>
          </table:table-cell>
          <table:table-cell office:value-type="float" office:value="4565" table:style-name="ce1">
            <text:p>4565</text:p>
          </table:table-cell>
          <table:table-cell office:value-type="float" office:value="2559597" table:style-name="ce1">
            <text:p>2559597</text:p>
          </table:table-cell>
          <table:table-cell office:value-type="float" office:value="11684560305" table:formula="of:=[.C64]*[.D64]" table:style-name="ce1">
            <text:p>11684560305</text:p>
          </table:table-cell>
          <table:table-cell table:number-columns-repeated="16379"/>
        </table:table-row>
        <table:table-row table:style-name="ro1">
          <table:table-cell office:value-type="float" office:value="100000000" table:style-name="ce1">
            <text:p>100000000</text:p>
          </table:table-cell>
          <table:table-cell office:value-type="float" office:value="64" table:style-name="ce1">
            <text:p>64</text:p>
          </table:table-cell>
          <table:table-cell office:value-type="float" office:value="2582" table:style-name="ce1">
            <text:p>2582</text:p>
          </table:table-cell>
          <table:table-cell office:value-type="float" office:value="2748796" table:style-name="ce1">
            <text:p>2748796</text:p>
          </table:table-cell>
          <table:table-cell office:value-type="float" office:value="7097391272" table:formula="of:=[.C65]*[.D65]" table:style-name="ce1">
            <text:p>7097391272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MATCH(MIN([.E1:.E65]);[.E1:.E65])" table:style-name="ce1">
            <text:p>#N/A</text:p>
          </table:table-cell>
          <table:table-cell table:number-columns-repeated="16379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ooya Parsa</meta:initial-creator>
    <dc:creator>Pooya Parsa</dc:creator>
    <meta:creation-date>2015-10-23T22:19:40Z</meta:creation-date>
    <dc:date>2015-10-23T22:58:1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im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ThreadBenchmark_100000000.$D$1" chart:values-cell-range-address="ThreadBenchmark_100000000.$D$2:.$D$65" chart:class="chart:scatter" chart:attached-axis="primary-y" chart:style-name="G0S0">
            <chart:domain table:cell-range-address="ThreadBenchmark_100000000.$B$2:.$B$65"/>
            <chart:data-point chart:repeated="6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true">
        <chart:label-separator>
          <text:p text:style-name="a2" text:class-names="" text:cond-style-name="">؛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interpolation="cubic-spline" chart:solid-type="cuboid" chart:link-data-style-to-source="true" chart:data-label-number="none" chart:data-label-text="false" chart:data-label-symbol="false">
        <chart:label-separator>
          <text:p text:style-name="a1" text:class-names="" text:cond-style-name="">؛<text:s text:c="1"/></text:p>
        </chart:label-separator>
      </style:chart-properties>
      <style:graphic-properties draw:fill="none" draw:stroke="solid" svg:stroke-width="0.02083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3" text:class-names="" text:cond-style-name="">؛<text:s text:c="1"/></text:p>
        </chart:label-separator>
      </style:chart-properties>
      <style:graphic-properties draw:fill="none" draw:stroke="solid" svg:stroke-width="0.02083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err-8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ThreadBenchmark_100000000.$C$1" chart:values-cell-range-address="ThreadBenchmark_100000000.$C$2:.$C$65" chart:class="chart:scatter" chart:attached-axis="primary-y" chart:style-name="G0S0">
            <chart:domain table:cell-range-address="ThreadBenchmark_100000000.$B$2:.$B$65"/>
            <chart:data-label chart:style-name="DL00"/>
            <chart:data-point chart:repeated="2"/>
            <chart:data-point chart:style-name="G0S0P2">
              <chart:data-label chart:style-name="DL002"/>
            </chart:data-point>
            <chart:data-point chart:repeated="6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im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ThreadBenchmark_100000000.$D$1" chart:values-cell-range-address="ThreadBenchmark_100000000.$D$2:.$D$11" chart:class="chart:scatter" chart:attached-axis="primary-y" chart:style-name="G0S0">
            <chart:domain table:cell-range-address="ThreadBenchmark_100000000.$B$2:.$B$11"/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